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121.41pt"/>
    </style:style>
    <style:style style:name="co5" style:family="table-column">
      <style:table-column-properties fo:break-before="auto" style:column-width="123.76pt"/>
    </style:style>
    <style:style style:name="co6" style:family="table-column">
      <style:table-column-properties fo:break-before="auto" style:column-width="166.96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95.16pt"/>
    </style:style>
    <style:style style:name="co9" style:family="table-column">
      <style:table-column-properties fo:break-before="auto" style:column-width="129.9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61.2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64.29pt"/>
    </style:style>
    <style:style style:name="co14" style:family="table-column">
      <style:table-column-properties fo:break-before="auto" style:column-width="75.09pt"/>
    </style:style>
    <style:style style:name="co15" style:family="table-column">
      <style:table-column-properties fo:break-before="auto" style:column-width="99.81pt"/>
    </style:style>
    <style:style style:name="co16" style:family="table-column">
      <style:table-column-properties fo:break-before="auto" style:column-width="136.09pt"/>
    </style:style>
    <style:style style:name="co17" style:family="table-column">
      <style:table-column-properties fo:break-before="auto" style:column-width="65.06pt"/>
    </style:style>
    <style:style style:name="co18" style:family="table-column">
      <style:table-column-properties fo:break-before="auto" style:column-width="40.34pt"/>
    </style:style>
    <style:style style:name="co19" style:family="table-column">
      <style:table-column-properties fo:break-before="auto" style:column-width="55.05pt"/>
    </style:style>
    <style:style style:name="co20" style:family="table-column">
      <style:table-column-properties fo:break-before="auto" style:column-width="83.59pt"/>
    </style:style>
    <style:style style:name="co21" style:family="table-column">
      <style:table-column-properties fo:break-before="auto" style:column-width="119.91pt"/>
    </style:style>
    <style:style style:name="co22" style:family="table-column">
      <style:table-column-properties fo:break-before="auto" style:column-width="81.3pt"/>
    </style:style>
    <style:style style:name="co23" style:family="table-column">
      <style:table-column-properties fo:break-before="auto" style:column-width="87.4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2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style:text-outline="false" style:text-line-through-style="none" style:text-line-through-type="none" style:font-name="DejaVu Sans Mon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en" style:country-asian="US" style:font-style-asian="normal" style:font-weight-asian="normal" style:font-name-complex="DejaVu Sans Mono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font-name="FreeSans" fo:font-size="12pt" style:font-name-asian="Noto Sans CJK SC Regular" style:font-size-asian="12pt" style:font-name-complex="FreeSans1" style:font-size-complex="12pt"/>
    </style:style>
    <style:style style:name="ce5" style:family="table-cell" style:parent-style-name="Default" style:data-style-name="N122">
      <style:table-cell-properties fo:background-color="transparent"/>
      <style:text-properties style:font-name="FreeSans" fo:font-size="12pt" style:font-size-asian="12pt" style:font-size-complex="12pt"/>
    </style:style>
    <style:style style:name="ce6" style:family="table-cell" style:parent-style-name="Default" style:data-style-name="N51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99ff"/>
    </style:style>
    <style:style style:name="ce10" style:family="table-cell" style:parent-style-name="Default">
      <style:table-cell-properties fo:background-color="#99ffff"/>
    </style:style>
    <style:style style:name="ce11" style:family="table-cell" style:parent-style-name="Default" style:data-style-name="N99">
      <style:table-cell-properties fo:background-color="#ffff99"/>
    </style:style>
    <style:style style:name="ce12" style:family="table-cell" style:parent-style-name="Default" style:data-style-name="N99">
      <style:table-cell-properties fo:background-color="#ff99ff"/>
    </style:style>
    <style:style style:name="ce13" style:family="table-cell" style:parent-style-name="Default" style:data-style-name="N99">
      <style:table-cell-properties fo:background-color="#99ffff"/>
    </style:style>
    <style:style style:name="ce14" style:family="table-cell" style:parent-style-name="Default">
      <style:text-properties style:text-line-through-style="solid" style:text-line-through-type="singl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line-through-style="solid" style:text-line-through-type="singl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ext-properties style:font-name="FreeSans" fo:font-size="12pt" style:font-size-asian="12pt" style:font-size-complex="12pt"/>
    </style:style>
    <style:style style:name="ce19" style:family="table-cell" style:parent-style-name="Default" style:data-style-name="N40">
      <style:text-properties style:font-name="FreeSans" fo:font-size="12pt" style:font-size-asian="12pt" style:font-size-complex="12pt"/>
    </style:style>
    <style:style style:name="ce20" style:family="table-cell" style:parent-style-name="Default" style:data-style-name="N122">
      <style:text-properties style:font-name="FreeSans" fo:font-size="12pt" style:font-size-asian="12pt" style:font-size-complex="12pt"/>
    </style:style>
  </office:automatic-styles>
  <office:body>
    <office:spreadsheet>
      <table:calculation-settings table:automatic-find-labels="false"/>
      <table:table table:name="aler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5"/>
        <table:table-column table:style-name="co9" table:default-cell-style-name="ce1"/>
        <table:table-row table:style-name="ro1">
          <table:table-cell office:value-type="string" calcext:value-type="string">
            <text:p>alert_id</text:p>
          </table:table-cell>
          <table:table-cell office:value-type="string" calcext:value-type="string">
            <text:p>dept_name</text:p>
          </table:table-cell>
          <table:table-cell office:value-type="string" calcext:value-type="string">
            <text:p>job_name</text:p>
          </table:table-cell>
          <table:table-cell office:value-type="string" calcext:value-type="string">
            <text:p>user_name</text:p>
          </table:table-cell>
          <table:table-cell office:value-type="string" calcext:value-type="string">
            <text:p>email_subject</text:p>
          </table:table-cell>
          <table:table-cell office:value-type="string" calcext:value-type="string">
            <text:p>email_from</text:p>
          </table:table-cell>
          <table:table-cell office:value-type="string" calcext:value-type="string">
            <text:p>email_to</text:p>
          </table:table-cell>
          <table:table-cell office:value-type="string" calcext:value-type="string">
            <text:p>sla_time</text:p>
          </table:table-cell>
          <table:table-cell office:value-type="string" calcext:value-type="string">
            <text:p>response_order</text:p>
          </table:table-cell>
          <table:table-cell table:style-name="ce1" office:value-type="string" calcext:value-type="string">
            <text:p>job_failure_dt</text:p>
          </table:table-cell>
          <table:table-cell table:style-name="ce1" office:value-type="string" calcext:value-type="string">
            <text:p>notification_dt</text:p>
          </table:table-cell>
          <table:table-cell office:value-type="string" calcext:value-type="string">
            <text:p>response_d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string" calcext:value-type="string">
            <text:p>IndividualContributor</text:p>
          </table:table-cell>
          <table:table-cell table:formula="of:=[.C2] &amp; &quot; Failed&quot;" office:value-type="string" office:string-value="Test Job 1000 Failed" calcext:value-type="string">
            <text:p>Test Job 1000 Failed</text:p>
          </table:table-cell>
          <table:table-cell table:formula="of:=[ref.A10]" office:value-type="string" office:string-value="byte_maint@galaxy-usa.com" calcext:value-type="string">
            <text:p>byte_maint@galaxy-usa.com</text:p>
          </table:table-cell>
          <table:table-cell table:style-name="ce4" table:formula="of:=[ref.A11]" office:value-type="string" office:string-value="byte_ic@galaxy-usa.com" calcext:value-type="string">
            <text:p>byte_ic@galaxy-usa.com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2]-[ref.E2]" office:value-type="date" office:date-value="2018-04-06T09:59:23" calcext:value-type="date">
            <text:p>04/06/18 09:59:23 AM</text:p>
          </table:table-cell>
          <table:table-cell table:formula="of:=[ref.E12]" office:value-type="date" office:date-value="2018-04-06T10:00:23" calcext:value-type="date">
            <text:p>04/06/18 10:00:23 A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string" calcext:value-type="string">
            <text:p>Manager</text:p>
          </table:table-cell>
          <table:table-cell table:formula="of:=[.C3] &amp; &quot; Failed&quot;" office:value-type="string" office:string-value="Test Job 1000 Failed" calcext:value-type="string">
            <text:p>Test Job 1000 Failed</text:p>
          </table:table-cell>
          <table:table-cell table:style-name="ce4" table:formula="of:=[ref.A10]" office:value-type="string" office:string-value="byte_maint@galaxy-usa.com" calcext:value-type="string">
            <text:p>byte_maint@galaxy-usa.com</text:p>
          </table:table-cell>
          <table:table-cell table:formula="of:=[ref.A12]" office:value-type="string" office:string-value="byte_mgr@galaxy-usa.com" calcext:value-type="string">
            <text:p>byte_mgr@galaxy-usa.com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J2]" office:value-type="date" office:date-value="2018-04-06T09:59:23" calcext:value-type="date">
            <text:p>04/06/18 09:59:23 AM</text:p>
          </table:table-cell>
          <table:table-cell table:formula="of:=[alerts.K2]+[ref.E5]" office:value-type="date" office:date-value="2018-04-06T10:15:22.999999" calcext:value-type="date">
            <text:p>04/06/18 10:15:23 A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 Job 1001</text:p>
          </table:table-cell>
          <table:table-cell office:value-type="string" calcext:value-type="string">
            <text:p>IndividualContributor</text:p>
          </table:table-cell>
          <table:table-cell table:formula="of:=[.C4] &amp; &quot; Failed&quot;" office:value-type="string" office:string-value="Test Job 1001 Failed" calcext:value-type="string">
            <text:p>Test Job 1001 Failed</text:p>
          </table:table-cell>
          <table:table-cell table:style-name="ce4" table:formula="of:=[ref.A10]" office:value-type="string" office:string-value="byte_maint@galaxy-usa.com" calcext:value-type="string">
            <text:p>byte_maint@galaxy-usa.com</text:p>
          </table:table-cell>
          <table:table-cell table:style-name="ce4" table:formula="of:=[ref.A11]" office:value-type="string" office:string-value="byte_ic@galaxy-usa.com" calcext:value-type="string">
            <text:p>byte_ic@galaxy-usa.com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K4]-[ref.E2]" office:value-type="date" office:date-value="2018-04-06T10:19:22.999999" calcext:value-type="date">
            <text:p>04/06/18 10:19:23 AM</text:p>
          </table:table-cell>
          <table:table-cell table:formula="of:=[ref.E12]+[ref.E6]" office:value-type="date" office:date-value="2018-04-06T10:20:23" calcext:value-type="date">
            <text:p>04/06/18 10:20:23 AM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string" calcext:value-type="string">
            <text:p>Director</text:p>
          </table:table-cell>
          <table:table-cell table:formula="of:=[.C5] &amp; &quot; Failed&quot;" office:value-type="string" office:string-value="Test Job 1000 Failed" calcext:value-type="string">
            <text:p>Test Job 1000 Failed</text:p>
          </table:table-cell>
          <table:table-cell table:style-name="ce4" table:formula="of:=[ref.A10]" office:value-type="string" office:string-value="byte_maint@galaxy-usa.com" calcext:value-type="string">
            <text:p>byte_maint@galaxy-usa.com</text:p>
          </table:table-cell>
          <table:table-cell table:formula="of:=[ref.A13]" office:value-type="string" office:string-value="byte_dir@galaxy-usa.com" calcext:value-type="string">
            <text:p>byte_dir@galaxy-usa.com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J2]" office:value-type="date" office:date-value="2018-04-06T09:59:23" calcext:value-type="date">
            <text:p>04/06/18 09:59:23 AM</text:p>
          </table:table-cell>
          <table:table-cell table:formula="of:=[alerts.K3]+[ref.E5]" office:value-type="date" office:date-value="2018-04-06T10:30:23" calcext:value-type="date">
            <text:p>04/06/18 10:30:23 A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 Job 1001</text:p>
          </table:table-cell>
          <table:table-cell office:value-type="string" calcext:value-type="string">
            <text:p>IndividualContributor</text:p>
          </table:table-cell>
          <table:table-cell table:formula="of:=[.C6] &amp; &quot; Failed&quot;" office:value-type="string" office:string-value="Test Job 1001 Failed" calcext:value-type="string">
            <text:p>Test Job 1001 Failed</text:p>
          </table:table-cell>
          <table:table-cell table:formula="of:=[ref.A11]" office:value-type="string" office:string-value="byte_ic@galaxy-usa.com" calcext:value-type="string">
            <text:p>byte_ic@galaxy-usa.com</text:p>
          </table:table-cell>
          <table:table-cell table:style-name="ce4" table:formula="of:=[ref.A10]" office:value-type="string" office:string-value="byte_maint@galaxy-usa.com" calcext:value-type="string">
            <text:p>byte_maint@galaxy-usa.com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J4]" office:value-type="date" office:date-value="2018-04-06T10:19:22.999999" calcext:value-type="date">
            <text:p>04/06/18 10:19:23 AM</text:p>
          </table:table-cell>
          <table:table-cell table:formula="of:=[.K4]" office:value-type="date" office:date-value="2018-04-06T10:20:23" calcext:value-type="date">
            <text:p>04/06/18 10:20:23 AM</text:p>
          </table:table-cell>
          <table:table-cell table:style-name="ce5" table:formula="of:=[.K2]+[ref.E9]" office:value-type="date" office:date-value="2018-04-06T10:45:23" calcext:value-type="date">
            <text:p>04/06/18 10:45:23 AM</text:p>
          </table:table-cell>
        </table:table-row>
        <table:table-row table:style-name="ro1">
          <table:table-cell table:style-name="ce2"/>
          <table:table-cell table:number-columns-repeated="3"/>
          <table:table-cell table:style-name="Default"/>
          <table:table-cell table:number-columns-repeated="4"/>
          <table:table-cell table:style-name="ce1" table:number-columns-repeated="2"/>
          <table:table-cell/>
        </table:table-row>
        <table:table-row table:style-name="ro3">
          <table:table-cell table:style-name="ce2" table:number-columns-repeated="4"/>
          <table:table-cell table:style-name="Default"/>
          <table:table-cell table:style-name="ce2" table:number-columns-repeated="7"/>
        </table:table-row>
        <table:table-row table:style-name="ro4">
          <table:table-cell table:style-name="ce3"/>
          <table:table-cell table:style-name="Default" table:number-columns-repeated="9"/>
          <table:table-cell table:style-name="ce6"/>
          <table:table-cell table:style-name="Default"/>
        </table:table-row>
        <table:table-row table:style-name="ro3">
          <table:table-cell table:style-name="Default" table:number-columns-repeated="12"/>
        </table:table-row>
        <table:table-row table:style-name="ro3">
          <table:table-cell table:style-name="Default" table:number-columns-repeated="10"/>
          <table:table-cell table:style-name="ce6"/>
          <table:table-cell table:style-name="Default"/>
        </table:table-row>
      </table:table>
      <table:table table:name="Data" table:style-name="ta1"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11"/>
        <table:table-column table:style-name="co19" table:default-cell-style-name="ce8"/>
        <table:table-column table:style-name="co20" table:default-cell-style-name="ce8"/>
        <table:table-row table:style-name="ro3">
          <table:table-cell table:style-name="ce7" office:value-type="string" calcext:value-type="string">
            <text:p>dept_name</text:p>
          </table:table-cell>
          <table:table-cell table:style-name="ce7" office:value-type="string" calcext:value-type="string">
            <text:p>job_name</text:p>
          </table:table-cell>
          <table:table-cell table:style-name="ce7" office:value-type="string" calcext:value-type="string">
            <text:p>job_priority</text:p>
          </table:table-cell>
          <table:table-cell table:style-name="ce7" office:value-type="string" calcext:value-type="string">
            <text:p>priority_name</text:p>
          </table:table-cell>
          <table:table-cell table:style-name="ce7" office:value-type="string" calcext:value-type="string">
            <text:p>sla_time</text:p>
          </table:table-cell>
          <table:table-cell table:style-name="ce7" office:value-type="string" calcext:value-type="string">
            <text:p>user_name</text:p>
          </table:table-cell>
          <table:table-cell table:style-name="ce7" office:value-type="string" calcext:value-type="string">
            <text:p>user_email</text:p>
          </table:table-cell>
          <table:table-cell table:style-name="ce7" office:value-type="string" calcext:value-type="string">
            <text:p>user_phone</text:p>
          </table:table-cell>
          <table:table-cell table:style-name="ce7" office:value-type="string" calcext:value-type="string">
            <text:p>admin</text:p>
          </table:table-cell>
          <table:table-cell table:style-name="ce7" office:value-type="string" calcext:value-type="string">
            <text:p>password</text:p>
          </table:table-cell>
          <table:table-cell table:style-name="ce7" office:value-type="string" calcext:value-type="string">
            <text:p>response_order</text:p>
          </table:table-cell>
        </table:table-row>
        <table:table-row table:style-name="ro3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dividualContributor</text:p>
          </table:table-cell>
          <table:table-cell table:formula="of:=[ref.A11]" office:value-type="string" office:string-value="byte_ic@galaxy-usa.com" calcext:value-type="string">
            <text:p>byte_ic@galaxy-usa.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false" calcext:value-type="boolean">
            <text:p>FALSE</text:p>
          </table:table-cell>
          <table:table-cell table:formula="of:=[ref.B10]" office:value-type="string" office:string-value="Byte1234" calcext:value-type="string">
            <text:p>Byte1234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nager</text:p>
          </table:table-cell>
          <table:table-cell table:formula="of:=[ref.A12]" office:value-type="string" office:string-value="byte_mgr@galaxy-usa.com" calcext:value-type="string">
            <text:p>byte_mgr@galaxy-usa.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true" calcext:value-type="boolean">
            <text:p>TRUE</text:p>
          </table:table-cell>
          <table:table-cell table:formula="of:=[ref.B10]" office:value-type="string" office:string-value="Byte1234" calcext:value-type="string">
            <text:p>Byte123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rector</text:p>
          </table:table-cell>
          <table:table-cell table:formula="of:=[ref.A13]" office:value-type="string" office:string-value="byte_dir@galaxy-usa.com" calcext:value-type="string">
            <text:p>byte_dir@galaxy-usa.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false" calcext:value-type="boolean">
            <text:p>FALSE</text:p>
          </table:table-cell>
          <table:table-cell table:formula="of:=[ref.B10]" office:value-type="string" office:string-value="Byte1234" calcext:value-type="string">
            <text:p>Byte1234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nagingDirector</text:p>
          </table:table-cell>
          <table:table-cell table:formula="of:=[ref.A14]" office:value-type="string" office:string-value="byte_md@galaxy-usa.com" calcext:value-type="string">
            <text:p>byte_md@galaxy-usa.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false" calcext:value-type="boolean">
            <text:p>FALSE</text:p>
          </table:table-cell>
          <table:table-cell table:formula="of:=[ref.B10]" office:value-type="string" office:string-value="Byte1234" calcext:value-type="string">
            <text:p>Byte1234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xecutive</text:p>
          </table:table-cell>
          <table:table-cell table:formula="of:=[ref.A15]" office:value-type="string" office:string-value="byte_exec@galaxy-usa.com" calcext:value-type="string">
            <text:p>byte_exec@galaxy-usa.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false" calcext:value-type="boolean">
            <text:p>FALSE</text:p>
          </table:table-cell>
          <table:table-cell table:formula="of:=[ref.B10]" office:value-type="string" office:string-value="Byte1234" calcext:value-type="string">
            <text:p>Byte123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ce9" office:value-type="string" calcext:value-type="string">
            <text:p>IT</text:p>
          </table:table-cell>
          <table:table-cell table:style-name="ce9" office:value-type="string" calcext:value-type="string">
            <text:p>Test Job 100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IndividualContributor</text:p>
          </table:table-cell>
          <table:table-cell table:style-name="ce9" table:formula="of:=[ref.A11]" office:value-type="string" office:string-value="byte_ic@galaxy-usa.com" calcext:value-type="string">
            <text:p>byte_ic@galaxy-usa.com</text:p>
          </table:table-cell>
          <table:table-cell table:style-name="ce9" office:value-type="float" office:value="2125551212" calcext:value-type="float">
            <text:p>212555121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9" table:formula="of:=[ref.B10]" office:value-type="string" office:string-value="Byte1234" calcext:value-type="string">
            <text:p>Byte1234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3">
          <table:table-cell table:style-name="ce9" office:value-type="string" calcext:value-type="string">
            <text:p>IT</text:p>
          </table:table-cell>
          <table:table-cell table:style-name="ce9" office:value-type="string" calcext:value-type="string">
            <text:p>Test Job 100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Manager</text:p>
          </table:table-cell>
          <table:table-cell table:style-name="ce9" table:formula="of:=[ref.A12]" office:value-type="string" office:string-value="byte_mgr@galaxy-usa.com" calcext:value-type="string">
            <text:p>byte_mgr@galaxy-usa.com</text:p>
          </table:table-cell>
          <table:table-cell table:style-name="ce9" office:value-type="float" office:value="2125551212" calcext:value-type="float">
            <text:p>212555121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9" table:formula="of:=[ref.B10]" office:value-type="string" office:string-value="Byte1234" calcext:value-type="string">
            <text:p>Byte1234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3">
          <table:table-cell table:style-name="ce9" office:value-type="string" calcext:value-type="string">
            <text:p>IT</text:p>
          </table:table-cell>
          <table:table-cell table:style-name="ce9" office:value-type="string" calcext:value-type="string">
            <text:p>Test Job 100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Director</text:p>
          </table:table-cell>
          <table:table-cell table:style-name="ce9" table:formula="of:=[ref.A13]" office:value-type="string" office:string-value="byte_dir@galaxy-usa.com" calcext:value-type="string">
            <text:p>byte_dir@galaxy-usa.com</text:p>
          </table:table-cell>
          <table:table-cell table:style-name="ce9" office:value-type="float" office:value="2125551212" calcext:value-type="float">
            <text:p>212555121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9" table:formula="of:=[ref.B10]" office:value-type="string" office:string-value="Byte1234" calcext:value-type="string">
            <text:p>Byte1234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3">
          <table:table-cell table:style-name="ce9" office:value-type="string" calcext:value-type="string">
            <text:p>IT</text:p>
          </table:table-cell>
          <table:table-cell table:style-name="ce9" office:value-type="string" calcext:value-type="string">
            <text:p>Test Job 100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ManagingDirector</text:p>
          </table:table-cell>
          <table:table-cell table:style-name="ce9" table:formula="of:=[ref.A14]" office:value-type="string" office:string-value="byte_md@galaxy-usa.com" calcext:value-type="string">
            <text:p>byte_md@galaxy-usa.com</text:p>
          </table:table-cell>
          <table:table-cell table:style-name="ce9" office:value-type="float" office:value="2125551212" calcext:value-type="float">
            <text:p>212555121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9" table:formula="of:=[ref.B10]" office:value-type="string" office:string-value="Byte1234" calcext:value-type="string">
            <text:p>Byte1234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3">
          <table:table-cell table:style-name="ce9" office:value-type="string" calcext:value-type="string">
            <text:p>IT</text:p>
          </table:table-cell>
          <table:table-cell table:style-name="ce9" office:value-type="string" calcext:value-type="string">
            <text:p>Test Job 100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Executive</text:p>
          </table:table-cell>
          <table:table-cell table:style-name="ce9" table:formula="of:=[ref.A15]" office:value-type="string" office:string-value="byte_exec@galaxy-usa.com" calcext:value-type="string">
            <text:p>byte_exec@galaxy-usa.com</text:p>
          </table:table-cell>
          <table:table-cell table:style-name="ce9" office:value-type="float" office:value="2125551212" calcext:value-type="float">
            <text:p>212555121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9" table:formula="of:=[ref.B10]" office:value-type="string" office:string-value="Byte1234" calcext:value-type="string">
            <text:p>Byte1234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3">
          <table:table-cell table:style-name="ce10" office:value-type="string" calcext:value-type="string">
            <text:p>IT</text:p>
          </table:table-cell>
          <table:table-cell table:style-name="ce10" office:value-type="string" calcext:value-type="string">
            <text:p>Test Job 100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string" calcext:value-type="string">
            <text:p>IndividualContributor</text:p>
          </table:table-cell>
          <table:table-cell table:style-name="ce10" table:formula="of:=[ref.A11]" office:value-type="string" office:string-value="byte_ic@galaxy-usa.com" calcext:value-type="string">
            <text:p>byte_ic@galaxy-usa.com</text:p>
          </table:table-cell>
          <table:table-cell table:style-name="ce10" office:value-type="float" office:value="2125551212" calcext:value-type="float">
            <text:p>2125551212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0" table:formula="of:=[ref.B10]" office:value-type="string" office:string-value="Byte1234" calcext:value-type="string">
            <text:p>Byte1234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3">
          <table:table-cell table:style-name="ce10" office:value-type="string" calcext:value-type="string">
            <text:p>IT</text:p>
          </table:table-cell>
          <table:table-cell table:style-name="ce10" office:value-type="string" calcext:value-type="string">
            <text:p>Test Job 100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string" calcext:value-type="string">
            <text:p>Test Job 1002</text:p>
          </table:table-cell>
          <table:table-cell table:style-name="ce10" table:formula="of:=[ref.A12]" office:value-type="string" office:string-value="byte_mgr@galaxy-usa.com" calcext:value-type="string">
            <text:p>byte_mgr@galaxy-usa.com</text:p>
          </table:table-cell>
          <table:table-cell table:style-name="ce10" office:value-type="float" office:value="2125551212" calcext:value-type="float">
            <text:p>2125551212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0" table:formula="of:=[ref.B10]" office:value-type="string" office:string-value="Byte1234" calcext:value-type="string">
            <text:p>Byte1234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IT</text:p>
          </table:table-cell>
          <table:table-cell table:style-name="ce10" office:value-type="string" calcext:value-type="string">
            <text:p>Test Job 100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string" calcext:value-type="string">
            <text:p>Test Job 1002</text:p>
          </table:table-cell>
          <table:table-cell table:style-name="ce10" table:formula="of:=[ref.A13]" office:value-type="string" office:string-value="byte_dir@galaxy-usa.com" calcext:value-type="string">
            <text:p>byte_dir@galaxy-usa.com</text:p>
          </table:table-cell>
          <table:table-cell table:style-name="ce10" office:value-type="float" office:value="2125551212" calcext:value-type="float">
            <text:p>2125551212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0" table:formula="of:=[ref.B10]" office:value-type="string" office:string-value="Byte1234" calcext:value-type="string">
            <text:p>Byte1234</text:p>
          </table:table-cell>
          <table:table-cell table:style-name="ce10" office:value-type="float" office:value="3" calcext:value-type="float">
            <text:p>3</text:p>
          </table:table-cell>
        </table:table-row>
      </table:table>
      <table:table table:name="ref" table:style-name="ta1">
        <table:table-column table:style-name="co21" table:default-cell-style-name="ce14"/>
        <table:table-column table:style-name="co22" table:default-cell-style-name="ce16"/>
        <table:table-column table:style-name="co10" table:default-cell-style-name="Default"/>
        <table:table-column table:style-name="co23" table:default-cell-style-name="ce18"/>
        <table:table-column table:style-name="co9" table:default-cell-style-name="ce19"/>
        <table:table-row table:style-name="ro1">
          <table:table-cell office:value-type="string" calcext:value-type="string">
            <text:p>eMail Address</text:p>
          </table:table-cell>
          <table:table-cell table:style-name="ce14" office:value-type="string" calcext:value-type="string">
            <text:p>Response Order</text:p>
          </table:table-cell>
          <table:table-cell/>
          <table:table-cell office:value-type="string" calcext:value-type="string">
            <text:p>Minutes</text:p>
          </table:table-cell>
          <table:table-cell table:style-name="ce18" office:value-type="string" calcext:value-type="string">
            <text:p>Day Part</text:p>
          </table:table-cell>
        </table:table-row>
        <table:table-row table:style-name="ro1">
          <table:table-cell office:value-type="string" calcext:value-type="string">
            <text:p><text:a xlink:href="mailto:byte_ic@outlook.com" xlink:type="simple">byte_ic@outlook.com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/(60*24)*1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<text:a xlink:href="mailto:byte_mgr@outlookcom" xlink:type="simple">byte_mgr@outlookcom</text:a>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[ref.D3]*[ref.E2]" office:value-type="time" office:time-value="PT00H05M00S" calcext:value-type="time">
            <text:p>00:05</text:p>
          </table:table-cell>
        </table:table-row>
        <table:table-row table:style-name="ro1">
          <table:table-cell office:value-type="string" calcext:value-type="string">
            <text:p><text:a xlink:href="mailto:byte_dir@outlook.com" xlink:type="simple">byte_dir@outlook.com</text:a>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ref.D4]*[ref.E2]" office:value-type="time" office:time-value="PT00H10M00S" calcext:value-type="time">
            <text:p>00:10</text:p>
          </table:table-cell>
        </table:table-row>
        <table:table-row table:style-name="ro1">
          <table:table-cell office:value-type="string" calcext:value-type="string">
            <text:p><text:a xlink:href="mailto:byte_md@outlook.com" xlink:type="simple">byte_md@outlook.com</text:a>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ref.D5]*[ref.E2]" office:value-type="time" office:time-value="PT00H15M00S" calcext:value-type="time">
            <text:p>00:15</text:p>
          </table:table-cell>
        </table:table-row>
        <table:table-row table:style-name="ro1">
          <table:table-cell office:value-type="string" calcext:value-type="string">
            <text:p><text:a xlink:href="mailto:byte_exec@outlook.com" xlink:type="simple">byte_exec@outlook.com</text:a>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ref.D6]*[ref.E2]" office:value-type="time" office:time-value="PT00H20M00S" calcext:value-type="time">
            <text:p>00:20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25" calcext:value-type="float">
            <text:p>25</text:p>
          </table:table-cell>
          <table:table-cell table:formula="of:=[ref.D7]*[ref.E2]" office:value-type="time" office:time-value="PT00H25M00S" calcext:value-type="time">
            <text:p>00:25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30" calcext:value-type="float">
            <text:p>30</text:p>
          </table:table-cell>
          <table:table-cell table:formula="of:=[ref.D8]*[ref.E2]" office:value-type="time" office:time-value="PT00H30M00S" calcext:value-type="time">
            <text:p>00:30</text:p>
          </table:table-cell>
        </table:table-row>
        <table:table-row table:style-name="ro1">
          <table:table-cell table:style-name="Default" office:value-type="string" calcext:value-type="string">
            <text:p>eMail Address</text:p>
          </table:table-cell>
          <table:table-cell table:style-name="Default" office:value-type="string" calcext:value-type="string">
            <text:p>Response Order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ref.D9]*[ref.E2]" office:value-type="time" office:time-value="PT00H45M00S" calcext:value-type="time">
            <text:p>00:45</text:p>
          </table:table-cell>
        </table:table-row>
        <table:table-row table:style-name="ro1">
          <table:table-cell table:style-name="ce15" office:value-type="string" calcext:value-type="string">
            <text:p><text:a xlink:href="mailto:byte_maint@galaxy-usa.com" xlink:type="simple">byte_maint@galaxy-usa.com</text:a></text:p>
          </table:table-cell>
          <table:table-cell table:style-name="Default" office:value-type="string" calcext:value-type="string">
            <text:p>Byte1234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ref.D10]*[ref.E2]" office:value-type="time" office:time-value="PT01H00M00S" calcext:value-type="time">
            <text:p>01:00</text:p>
          </table:table-cell>
        </table:table-row>
        <table:table-row table:style-name="ro1">
          <table:table-cell table:style-name="ce15" office:value-type="string" calcext:value-type="string">
            <text:p><text:a xlink:href="mailto:byte_ic@galaxy-usa.com" xlink:type="simple">byte_ic@galaxy-usa.com</text:a>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mailto:byte_mgr@galaxy-usa.com" xlink:type="simple">byte_mgr@galaxy-usa.com</text:a>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office:value-type="string" calcext:value-type="string">
            <text:p>Start DateTme</text:p>
          </table:table-cell>
          <table:table-cell table:style-name="ce20" office:value-type="date" office:date-value="2018-04-06T10:00:23" calcext:value-type="date">
            <text:p>04/06/18 10:00:23 AM</text:p>
          </table:table-cell>
        </table:table-row>
        <table:table-row table:style-name="ro3">
          <table:table-cell table:style-name="ce15" office:value-type="string" calcext:value-type="string">
            <text:p><text:a xlink:href="mailto:byte_dir@galaxy-usa.com" xlink:type="simple">byte_dir@galaxy-usa.com</text:a></text:p>
          </table:table-cell>
          <table:table-cell table:style-name="ce17" office:value-type="float" office:value="3" calcext:value-type="float">
            <text:p>3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15" office:value-type="string" calcext:value-type="string">
            <text:p><text:a xlink:href="mailto:byte_md@galaxy-usa.com" xlink:type="simple">byte_md@galaxy-usa.com</text:a></text:p>
          </table:table-cell>
          <table:table-cell table:style-name="ce17" office:value-type="float" office:value="4" calcext:value-type="float">
            <text:p>4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15" office:value-type="string" calcext:value-type="string">
            <text:p><text:a xlink:href="mailto:byte_exec@galaxy-usa.com" xlink:type="simple">byte_exec@galaxy-usa.com</text:a></text:p>
          </table:table-cell>
          <table:table-cell table:style-name="ce17" office:value-type="float" office:value="5" calcext:value-type="float">
            <text:p>5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0/00/0000</text:date>, <text:time style:data-style-name="N2" text:time-value="13:09:28.485523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6:04:14.878820545</meta:creation-date>
    <dc:date>2018-04-07T13:22:45.011745886</dc:date>
    <meta:editing-duration>PT4H29M58S</meta:editing-duration>
    <meta:editing-cycles>21</meta:editing-cycles>
    <meta:generator>LibreOffice/5.1.6.2$Linux_X86_64 LibreOffice_project/10m0$Build-2</meta:generator>
    <meta:document-statistic meta:table-count="3" meta:cell-count="270" meta:object-count="0"/>
  </office:meta>
</office:document-meta>
</file>